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, Courier, monospace"/>
    <style:font-face style:name="FreeSans1" svg:font-family="FreeSans" style:font-family-generic="swiss"/>
    <style:font-face style:name="Courier 10 Pitch" svg:font-family="'Courier 10 Pitch'" style:font-pitch="fixed"/>
    <style:font-face style:name="Courier New3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aca01" officeooo:paragraph-rsid="001c49ac"/>
    </style:style>
    <style:style style:name="P2" style:family="paragraph" style:parent-style-name="Heading_20_2">
      <style:text-properties officeooo:rsid="000aca01" officeooo:paragraph-rsid="001c49ac"/>
    </style:style>
    <style:style style:name="P3" style:family="paragraph" style:parent-style-name="Text_20_body">
      <style:text-properties officeooo:rsid="0023fe6d" officeooo:paragraph-rsid="0023fe6d"/>
    </style:style>
    <style:style style:name="P4" style:family="paragraph" style:parent-style-name="Text_20_body">
      <style:text-properties officeooo:rsid="00245811" officeooo:paragraph-rsid="00245811"/>
    </style:style>
    <style:style style:name="P5" style:family="paragraph" style:parent-style-name="Text_20_body">
      <style:text-properties officeooo:rsid="0024a75a" officeooo:paragraph-rsid="0024a75a"/>
    </style:style>
    <style:style style:name="P6" style:family="paragraph" style:parent-style-name="Text_20_body">
      <style:text-properties officeooo:paragraph-rsid="0024a75a"/>
    </style:style>
    <style:style style:name="P7" style:family="paragraph" style:parent-style-name="Heading_20_1" style:master-page-name="Right_20_Page">
      <style:paragraph-properties style:page-number="auto"/>
      <style:text-properties officeooo:rsid="000aca01" officeooo:paragraph-rsid="00245811"/>
    </style:style>
    <style:style style:name="P8" style:family="paragraph" style:parent-style-name="Heading_20_3">
      <style:text-properties officeooo:rsid="0024a75a" officeooo:paragraph-rsid="0024a75a"/>
    </style:style>
    <style:style style:name="P9" style:family="paragraph" style:parent-style-name="Heading_20_3">
      <style:paragraph-properties fo:break-before="page"/>
      <style:text-properties officeooo:rsid="0024a75a" officeooo:paragraph-rsid="0024a75a"/>
    </style:style>
    <style:style style:name="T1" style:family="text">
      <style:text-properties officeooo:rsid="000f14e3"/>
    </style:style>
    <style:style style:name="T2" style:family="text">
      <style:text-properties officeooo:rsid="0022dc82"/>
    </style:style>
    <style:style style:name="T3" style:family="text">
      <style:text-properties officeooo:rsid="0023fe6d"/>
    </style:style>
    <style:style style:name="T4" style:family="text">
      <style:text-properties officeooo:rsid="00245811"/>
    </style:style>
    <style:style style:name="T5" style:family="text">
      <style:text-properties officeooo:rsid="0024a7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5">Wayfaring Stranger</text:span> (<text:span text:style-name="T5">Traditional</text:span>)</text:h>
      <text:h text:style-name="P2" text:outline-level="2">Time Signature: <text:span text:style-name="T1">4</text:span>/4</text:h>
      <text:p text:style-name="P1">Chords: <text:span text:style-name="T2">Am, Dm, Em, F, G</text:span></text:p>
      <text:p text:style-name="P1">Tempo: <text:span text:style-name="T4">80</text:span> - 1<text:span text:style-name="T4">0</text:span>0 BPM</text:p>
      <text:h text:style-name="P9" text:outline-level="3">[VERSE 1]</text:h>
      <text:p text:style-name="P5">Am</text:p>
      <text:p text:style-name="P5">I'm just a poor wayfaring stranger</text:p>
      <text:p text:style-name="P5"><text:s text:c="10"/>Dm <text:s text:c="19"/>Am <text:s text:c="4"/>G</text:p>
      <text:p text:style-name="P5">Traveling through this world of woe</text:p>
      <text:p text:style-name="P5">Am</text:p>
      <text:p text:style-name="P5">Yet there's no sickness, toil nor danger</text:p>
      <text:p text:style-name="P5"><text:s text:c="13"/>Dm <text:s text:c="2"/>Em <text:s text:c="8"/>Am</text:p>
      <text:p text:style-name="P5">In that fair land to which I go</text:p>
      <text:p text:style-name="P5"><text:s text:c="10"/>F <text:s text:c="14"/>C</text:p>
      <text:p text:style-name="P5">I'm going there to see my father</text:p>
      <text:p text:style-name="P5"><text:s text:c="10"/>F <text:s text:c="15"/>E</text:p>
      <text:p text:style-name="P5">I'm going there no more to roam</text:p>
      <text:p text:style-name="P5">Am</text:p>
      <text:p text:style-name="P5">I am just a-going o'er Jordan</text:p>
      <text:p text:style-name="P5"><text:s text:c="12"/>Dm <text:s/>E <text:s text:c="5"/>Am <text:s text:c="2"/>G</text:p>
      <text:p text:style-name="P5">I am just a-going o'er home</text:p>
      <text:h text:style-name="Heading_20_3" text:outline-level="3">[VERSE 2]</text:h>
      <text:p text:style-name="P5">Am</text:p>
      <text:p text:style-name="P5">I know dark clouds will gather o'er me</text:p>
      <text:p text:style-name="P5"><text:s text:c="10"/>Dm <text:s text:c="14"/>Am <text:s text:c="4"/>G</text:p>
      <text:p text:style-name="P5">I know my way is rough and steep</text:p>
      <text:p text:style-name="P5">Am</text:p>
      <text:p text:style-name="P5">But golden fields lie just before me</text:p>
      <text:p text:style-name="P5"><text:s text:c="12"/>Dm <text:s text:c="5"/>Em <text:s text:c="7"/>Am</text:p>
      <text:p text:style-name="P5">Where the redeemed shall ever sleep</text:p>
      <text:p text:style-name="P5"><text:s text:c="10"/>F <text:s text:c="13"/>C</text:p>
      <text:p text:style-name="P5">I'm going home to see my mother</text:p>
      <text:p text:style-name="P5"><text:s text:c="15"/>F <text:s text:c="13"/>E</text:p>
      <text:p text:style-name="P5">She said she'd meet me when I come</text:p>
      <text:p text:style-name="P5">Am</text:p>
      <text:p text:style-name="P5">I'm only going over Jordan</text:p>
      <text:p text:style-name="P5"><text:s text:c="9"/>Dm <text:s/>E <text:s text:c="5"/>Am <text:s text:c="3"/>G</text:p>
      <text:p text:style-name="P5">I'm only going over home</text:p>
      <text:p text:style-name="P5"/>
      <text:h text:style-name="Heading_20_3" text:outline-level="3"><text:soft-page-break/>[VERSE 3]</text:h>
      <text:p text:style-name="P5">Am</text:p>
      <text:p text:style-name="P5">I know dark clouds will gather 'round me</text:p>
      <text:p text:style-name="P5"><text:s text:c="10"/>Dm <text:s text:c="14"/>Am <text:s text:c="4"/>G</text:p>
      <text:p text:style-name="P5">I know my way is rough and steep</text:p>
      <text:p text:style-name="P5">Am</text:p>
      <text:p text:style-name="P5">Yet beauteous fields lie out before me</text:p>
      <text:p text:style-name="P5"><text:s text:c="14"/>Dm <text:s text:c="5"/>Em <text:s text:c="10"/>Am</text:p>
      <text:p text:style-name="P5">Where God's redeemed, their vigils keep</text:p>
      <text:p text:style-name="P5"><text:s text:c="10"/>F <text:s text:c="14"/>C</text:p>
      <text:p text:style-name="P5">I'm going there to see my mother</text:p>
      <text:p text:style-name="P5"><text:s text:c="15"/>F <text:s text:c="13"/>E</text:p>
      <text:p text:style-name="P5">She said she'd meet me when I come</text:p>
      <text:p text:style-name="P5">Am</text:p>
      <text:p text:style-name="P5">I'm just a-going over Jordan</text:p>
      <text:p text:style-name="P5"><text:s text:c="11"/>Dm <text:s/>E <text:s text:c="5"/>Am <text:s text:c="3"/>F</text:p>
      <text:p text:style-name="P5">I'm just a-going over home</text:p>
      <text:p text:style-name="P5">Am</text:p>
      <text:p text:style-name="P5">I'm just a poor wayfaring stranger</text:p>
      <text:p text:style-name="P5"><text:s text:c="11"/>Dm <text:s/>E <text:s text:c="5"/>Am <text:s text:c="3"/>F</text:p>
      <text:p text:style-name="P5">I'm just a-going over ho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, Courier, monospace"/>
    <style:font-face style:name="FreeSans1" svg:font-family="FreeSans" style:font-family-generic="swiss"/>
    <style:font-face style:name="Courier 10 Pitch" svg:font-family="'Courier 10 Pitch'" style:font-pitch="fixed"/>
    <style:font-face style:name="Courier New3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3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2H8M15S</meta:editing-duration>
    <meta:editing-cycles>22</meta:editing-cycles>
    <meta:generator>LibreOffice/5.2.5.1$MacOSX_X86_64 LibreOffice_project/0312e1a284a7d50ca85a365c316c7abbf20a4d22</meta:generator>
    <dc:title>Lyrics + Chords</dc:title>
    <dc:date>2017-04-04T12:11:40.487354000</dc:date>
    <meta:print-date>2017-04-03T12:23:29.985893000</meta:print-date>
    <meta:document-statistic meta:table-count="0" meta:image-count="0" meta:object-count="0" meta:page-count="3" meta:paragraph-count="59" meta:word-count="251" meta:character-count="1479" meta:non-whitespace-character-count="89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